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ffect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ddToDie</text:p>
          </table:table-cell>
          <table:table-cell office:value-type="string" calcext:value-type="string">
            <text:p>Seed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ToTotal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</table:table-row>
        <table:table-row table:style-name="ro1">
          <table:table-cell office:value-type="string" calcext:value-type="string">
            <text:p>AdjustB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AdjustToMax</text:p>
          </table:table-cell>
          <table:table-cell office:value-type="string" calcext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ustToMinOrMax</text:p>
          </table:table-cell>
          <table:table-cell office:value-type="string" calcext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lec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V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ard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ardCard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ardDi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Card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Can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CardCompost</text:p>
          </table:table-cell>
          <table:table-cell office:value-type="string" calcext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Die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Root</text:p>
          </table:table-cell>
          <table:table-cell/>
        </table:table-row>
        <table:table-row table:style-name="ro1">
          <table:table-cell office:value-type="string" calcext:value-type="string">
            <text:p>DrawDieAny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V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DieCompost</text:p>
          </table:table-cell>
          <table:table-cell office:value-type="string" calcext:value-type="string">
            <text:p>Bl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ThenDisca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urishOverride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FreeRoot</text:p>
          </table:table-cell>
          <table:table-cell office:value-type="string" calcext:value-type="string">
            <text:p>Seed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nFreeCanopy</text:p>
          </table:table-cell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nFreeVine</text:p>
          </table:table-cell>
          <table:table-cell office:value-type="string" calcext:value-type="string">
            <text:p>Cano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eCostRoot</text:p>
          </table:table-cell>
          <table:table-cell office:value-type="string" calcext:value-type="string">
            <text:p>Seed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eCostCanopy</text:p>
          </table:table-cell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eCostVine</text:p>
          </table:table-cell>
          <table:table-cell office:value-type="string" calcext:value-type="string">
            <text:p>Cano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uceCost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rollAccept2nd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ollAllMax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ollTakeBetter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RetainCard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an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ainDi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an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ainDieReroll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Can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seCard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seDie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ayVine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/>
        </table:table-row>
        <table:table-row table:style-name="ro1">
          <table:table-cell office:value-type="string" calcext:value-type="string">
            <text:p>UpgradeAny</text:p>
          </table:table-cell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gradeAnyDiscard</text:p>
          </table:table-cell>
          <table:table-cell office:value-type="string" calcext:value-type="string">
            <text:p>R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gradeD4D6</text:p>
          </table:table-cell>
          <table:table-cell office:value-type="string" calcext:value-type="string">
            <text:p>Seed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OpponentCard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OpponentDi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loom</text:p>
          </table:table-cell>
          <table:table-cell table:number-columns-repeated="2"/>
        </table:table-row>
      </table:table>
      <table:table table:name="Type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eedling</text:p>
          </table:table-cell>
          <table:table-cell office:value-type="string" calcext:value-type="string">
            <text:p>Primary Min</text:p>
          </table:table-cell>
          <table:table-cell office:value-type="string" calcext:value-type="string">
            <text:p>Primary Max</text:p>
          </table:table-cell>
          <table:table-cell office:value-type="string" calcext:value-type="string">
            <text:p>Match Min</text:p>
          </table:table-cell>
          <table:table-cell office:value-type="string" calcext:value-type="string">
            <text:p>Match Max</text:p>
          </table:table-cell>
          <table:table-cell office:value-type="string" calcext:value-type="string">
            <text:p>Trash Min</text:p>
          </table:table-cell>
          <table:table-cell office:value-type="string" calcext:value-type="string">
            <text:p>Trash Max</text:p>
          </table:table-cell>
        </table:table-row>
        <table:table-row table:style-name="ro1">
          <table:table-cell table:style-name="ce2" office:value-type="string" calcext:value-type="string">
            <text:p>Resilienc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ToDie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dToTotal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Ca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urishOverrid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FreeRoot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uceCostRoot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rollAccept2n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gradeD4D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oot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ilienc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st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M8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ToTotal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justBy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wThenDis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nFreeCanop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uceCostCanopy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ollAccept2n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ain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ain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ainDieReroll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gradeAn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gradeAnyDis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anopy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ilience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s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10-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eflect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GainFreeV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ReduceCostVine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ain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ainDieReroll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se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se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ilie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s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M15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ard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ard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DieAn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ThenDis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rollAllMax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rollTakeBetter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OpponentCard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OpponentDie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Bloom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Resili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st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M22-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justTo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justToMinOr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CardCompo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awDieAn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wDieCompos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rollAllMax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use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use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OpponentC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0T11:00:10.109305075</meta:creation-date>
    <meta:generator>LibreOffice/6.4.7.2$Linux_X86_64 LibreOffice_project/40$Build-2</meta:generator>
    <dc:date>2025-06-02T11:36:52.259385089</dc:date>
    <meta:editing-duration>P6DT5H19M46S</meta:editing-duration>
    <meta:editing-cycles>4</meta:editing-cycles>
    <meta:document-statistic meta:table-count="2" meta:cell-count="580" meta:object-count="0"/>
  </office:meta>
</office:document-meta>
</file>